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text-properties officeooo:rsid="000fee03" officeooo:paragraph-rsid="000fee03"/>
    </style:style>
    <style:style style:name="P2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loext:tab-stop-distance="0in" style:writing-mode="lr-tb">
        <style:tab-stops/>
      </style:paragraph-properties>
      <style:text-properties fo:font-weight="bold" style:font-weight-asian="bold" style:font-weight-complex="bold" fo:hyphenate="false" loext:hyphenation-no-caps="false" loext:hyphenation-no-last-word="false"/>
    </style:style>
    <style:style style:name="P3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loext:tab-stop-distance="0in">
        <style:tab-stops/>
      </style:paragraph-properties>
      <style:text-properties style:font-name="Ubuntu Mono" fo:font-size="11pt" fo:font-weight="bold" style:font-size-asian="11pt" style:font-weight-asian="bold" style:font-size-complex="11pt" style:font-weight-complex="bold" fo:hyphenate="false" loext:hyphenation-no-caps="false" loext:hyphenation-no-last-word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" fo:font-size="11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1pt" style:language-asian="zh" style:country-asian="CN" style:font-style-asian="normal" style:font-weight-asian="bold" style:font-name-complex="Noto Sans Devanagari1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svg:stroke-color="#000000" draw:fill="none" draw:fill-color="#ffffff" draw:textarea-vertical-align="middle" fo:min-height="1.4402in" loext:decorative="false" style:run-through="foreground" style:wrap="run-through" style:number-wrapped-paragraphs="no-limit" style:vertical-pos="from-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draw:textarea-vertical-align="middle" fo:min-height="1.4402in" loext:decorative="false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2" draw:text-style-name="P3" svg:width="2.7004in" svg:height="1.4406in" svg:x="0in" svg:y="-0.322in"><draw:text-box draw:corner-radius="0.1201in"><text:p text:style-name="P2"><text:span text:style-name="T1">Line 1</text:span></text:p><text:p text:style-name="P2"><text:span text:style-name="T1">Line 2</text:span></text:p><text:p text:style-name="P2"><text:span text:style-name="T1">Line 3</text:span></text:p><text:p text:style-name="P2"><text:span text:style-name="T1">Line 4</text:span></text:p><text:p text:style-name="P2"><text:span text:style-name="T1">Line 5</text:span></text:p><text:p text:style-name="P2"><text:span text:style-name="T1">Line 6</text:span></text:p><text:p text:style-name="P2"><text:span text:style-name="T1">Line 7</text:span></text:p><text:p text:style-name="P2"><text:span text:style-name="T1">Line 8</text:span></text:p></draw:text-box></draw:frame><draw:frame text:anchor-type="paragraph" draw:z-index="1" draw:name="Text Frame 2" draw:style-name="gr1" draw:text-style-name="P3" svg:width="2.7004in" svg:height="1.4406in" svg:x="4.2244in" svg:y="-0.2634in"><draw:text-box draw:corner-radius="0.1201in"><text:p text:style-name="P2"><text:span text:style-name="T1">Line 1</text:span></text:p><text:p text:style-name="P2"><text:span text:style-name="T1">Line 2</text:span></text:p><text:p text:style-name="P2"><text:span text:style-name="T1">Line 3</text:span></text:p><text:p text:style-name="P2"><text:span text:style-name="T1">Line 4</text:span></text:p><text:p text:style-name="P2"><text:span text:style-name="T1">Line 5</text:span></text:p><text:p text:style-name="P2"><text:span text:style-name="T1">Line 6</text:span></text:p><text:p text:style-name="P2"><text:span text:style-name="T1">Line 7</text:span></text:p><text:p text:style-name="P2"><text:span text:style-name="T1">Line 8</text:span></text:p></draw:text-box></draw:frame><draw:frame text:anchor-type="paragraph" draw:z-index="2" draw:name="Text Frame 3" draw:style-name="gr2" draw:text-style-name="P3" svg:width="2.7004in" svg:height="1.4406in" svg:x="0in" svg:y="1.4972in"><draw:text-box draw:corner-radius="0.1201in"><text:p text:style-name="P2"><text:span text:style-name="T1">Line 1</text:span></text:p><text:p text:style-name="P2"><text:span text:style-name="T1">Line 2</text:span></text:p><text:p text:style-name="P2"><text:span text:style-name="T1">Line 3</text:span></text:p><text:p text:style-name="P2"><text:span text:style-name="T1">Line 4</text:span></text:p><text:p text:style-name="P2"><text:span text:style-name="T1">Line 5</text:span></text:p><text:p text:style-name="P2"><text:span text:style-name="T1">Line 6</text:span></text:p><text:p text:style-name="P2"><text:span text:style-name="T1">Line 7</text:span></text:p><text:p text:style-name="P2"><text:span text:style-name="T1">Line 8</text:span></text:p></draw:text-box></draw:frame><draw:frame text:anchor-type="paragraph" draw:z-index="3" draw:name="Text Frame 4" draw:style-name="gr2" draw:text-style-name="P3" svg:width="2.7004in" svg:height="1.4406in" svg:x="0in" svg:y="3.3181in"><draw:text-box draw:corner-radius="0.1201in"><text:p text:style-name="P2"><text:span text:style-name="T1">Line 1</text:span></text:p><text:p text:style-name="P2"><text:span text:style-name="T1">Line 2</text:span></text:p><text:p text:style-name="P2"><text:span text:style-name="T1">Line 3</text:span></text:p><text:p text:style-name="P2"><text:span text:style-name="T1">Line 4</text:span></text:p><text:p text:style-name="P2"><text:span text:style-name="T1">Line 5</text:span></text:p><text:p text:style-name="P2"><text:span text:style-name="T1">Line 6</text:span></text:p><text:p text:style-name="P2"><text:span text:style-name="T1">Line 7</text:span></text:p><text:p text:style-name="P2"><text:span text:style-name="T1">Line 8</text:span></text:p></draw:text-box></draw:frame><draw:frame text:anchor-type="paragraph" draw:z-index="4" draw:name="Text Frame 5" draw:style-name="gr2" draw:text-style-name="P3" svg:width="2.7004in" svg:height="1.4406in" svg:x="0in" svg:y="5.0492in"><draw:text-box draw:corner-radius="0.1201in"><text:p text:style-name="P2"><text:span text:style-name="T1">Line 1</text:span></text:p><text:p text:style-name="P2"><text:span text:style-name="T1">Line 2</text:span></text:p><text:p text:style-name="P2"><text:span text:style-name="T1">Line 3</text:span></text:p><text:p text:style-name="P2"><text:span text:style-name="T1">Line 4</text:span></text:p><text:p text:style-name="P2"><text:span text:style-name="T1">Line 5</text:span></text:p><text:p text:style-name="P2"><text:span text:style-name="T1">Line 6</text:span></text:p><text:p text:style-name="P2"><text:span text:style-name="T1">Line 7</text:span></text:p><text:p text:style-name="P2"><text:span text:style-name="T1">Line 8</text:span></text:p></draw:text-box></draw:frame><draw:frame text:anchor-type="paragraph" draw:z-index="5" draw:name="Text Frame 6" draw:style-name="gr2" draw:text-style-name="P3" svg:width="2.7004in" svg:height="1.4406in" svg:x="0in" svg:y="6.702in"><draw:text-box draw:corner-radius="0.1201in"><text:p text:style-name="P2"><text:span text:style-name="T1">Line 1</text:span></text:p><text:p text:style-name="P2"><text:span text:style-name="T1">Line 2</text:span></text:p><text:p text:style-name="P2"><text:span text:style-name="T1">Line 3</text:span></text:p><text:p text:style-name="P2"><text:span text:style-name="T1">Line 4</text:span></text:p><text:p text:style-name="P2"><text:span text:style-name="T1">Line 5</text:span></text:p><text:p text:style-name="P2"><text:span text:style-name="T1">Line 6</text:span></text:p><text:p text:style-name="P2"><text:span text:style-name="T1">Line 7</text:span></text:p><text:p text:style-name="P2"><text:span text:style-name="T1">Line 8</text:span></text:p></draw:text-box></draw:frame><draw:frame text:anchor-type="paragraph" draw:z-index="6" draw:name="Text Frame 7" draw:style-name="gr2" draw:text-style-name="P3" svg:width="2.7004in" svg:height="1.4406in" svg:x="0in" svg:y="8.4035in"><draw:text-box draw:corner-radius="0.1201in"><text:p text:style-name="P2"><text:span text:style-name="T1">Line 1</text:span></text:p><text:p text:style-name="P2"><text:span text:style-name="T1">Line 2</text:span></text:p><text:p text:style-name="P2"><text:span text:style-name="T1">Line 3</text:span></text:p><text:p text:style-name="P2"><text:span text:style-name="T1">Line 4</text:span></text:p><text:p text:style-name="P2"><text:span text:style-name="T1">Line 5</text:span></text:p><text:p text:style-name="P2"><text:span text:style-name="T1">Line 6</text:span></text:p><text:p text:style-name="P2"><text:span text:style-name="T1">Line 7</text:span></text:p><text:p text:style-name="P2"><text:span text:style-name="T1">Line 8</text:span></text:p></draw:text-box></draw:frame><draw:frame text:anchor-type="paragraph" draw:z-index="7" draw:name="Text Frame 8" draw:style-name="gr1" draw:text-style-name="P3" svg:width="2.7004in" svg:height="1.4406in" svg:x="4.2244in" svg:y="1.4291in"><draw:text-box draw:corner-radius="0.1201in"><text:p text:style-name="P2"><text:span text:style-name="T1">Line 1</text:span></text:p><text:p text:style-name="P2"><text:span text:style-name="T1">Line 2</text:span></text:p><text:p text:style-name="P2"><text:span text:style-name="T1">Line 3</text:span></text:p><text:p text:style-name="P2"><text:span text:style-name="T1">Line 4</text:span></text:p><text:p text:style-name="P2"><text:span text:style-name="T1">Line 5</text:span></text:p><text:p text:style-name="P2"><text:span text:style-name="T1">Line 6</text:span></text:p><text:p text:style-name="P2"><text:span text:style-name="T1">Line 7</text:span></text:p><text:p text:style-name="P2"><text:span text:style-name="T1">Line 8</text:span></text:p></draw:text-box></draw:frame><draw:frame text:anchor-type="paragraph" draw:z-index="8" draw:name="Text Frame 9" draw:style-name="gr1" draw:text-style-name="P3" svg:width="2.7004in" svg:height="1.4406in" svg:x="4.2244in" svg:y="3.2in"><draw:text-box draw:corner-radius="0.1201in"><text:p text:style-name="P2"><text:span text:style-name="T1">Line 1</text:span></text:p><text:p text:style-name="P2"><text:span text:style-name="T1">Line 2</text:span></text:p><text:p text:style-name="P2"><text:span text:style-name="T1">Line 3</text:span></text:p><text:p text:style-name="P2"><text:span text:style-name="T1">Line 4</text:span></text:p><text:p text:style-name="P2"><text:span text:style-name="T1">Line 5</text:span></text:p><text:p text:style-name="P2"><text:span text:style-name="T1">Line 6</text:span></text:p><text:p text:style-name="P2"><text:span text:style-name="T1">Line 7</text:span></text:p><text:p text:style-name="P2"><text:span text:style-name="T1">Line 8</text:span></text:p></draw:text-box></draw:frame><draw:frame text:anchor-type="paragraph" draw:z-index="9" draw:name="Text Frame 10" draw:style-name="gr1" draw:text-style-name="P3" svg:width="2.7004in" svg:height="1.4406in" svg:x="4.2244in" svg:y="5.0102in"><draw:text-box draw:corner-radius="0.1201in"><text:p text:style-name="P2"><text:span text:style-name="T1">Line 1</text:span></text:p><text:p text:style-name="P2"><text:span text:style-name="T1">Line 2</text:span></text:p><text:p text:style-name="P2"><text:span text:style-name="T1">Line 3</text:span></text:p><text:p text:style-name="P2"><text:span text:style-name="T1">Line 4</text:span></text:p><text:p text:style-name="P2"><text:span text:style-name="T1">Line 5</text:span></text:p><text:p text:style-name="P2"><text:span text:style-name="T1">Line 6</text:span></text:p><text:p text:style-name="P2"><text:span text:style-name="T1">Line 7</text:span></text:p><text:p text:style-name="P2"><text:span text:style-name="T1">Line 8</text:span></text:p></draw:text-box></draw:frame><draw:frame text:anchor-type="paragraph" draw:z-index="10" draw:name="Text Frame 11" draw:style-name="gr1" draw:text-style-name="P3" svg:width="2.7004in" svg:height="1.4406in" svg:x="4.2244in" svg:y="6.7028in"><draw:text-box draw:corner-radius="0.1201in"><text:p text:style-name="P2"><text:span text:style-name="T1">Line 1</text:span></text:p><text:p text:style-name="P2"><text:span text:style-name="T1">Line 2</text:span></text:p><text:p text:style-name="P2"><text:span text:style-name="T1">Line 3</text:span></text:p><text:p text:style-name="P2"><text:span text:style-name="T1">Line 4</text:span></text:p><text:p text:style-name="P2"><text:span text:style-name="T1">Line 5</text:span></text:p><text:p text:style-name="P2"><text:span text:style-name="T1">Line 6</text:span></text:p><text:p text:style-name="P2"><text:span text:style-name="T1">Line 7</text:span></text:p><text:p text:style-name="P2"><text:span text:style-name="T1">Line 8</text:span></text:p></draw:text-box></draw:frame><draw:frame text:anchor-type="paragraph" draw:z-index="11" draw:name="Text Frame 12" draw:style-name="gr1" draw:text-style-name="P3" svg:width="2.7004in" svg:height="1.4406in" svg:x="4.2244in" svg:y="8.3945in"><draw:text-box draw:corner-radius="0.1201in"><text:p text:style-name="P2"><text:span text:style-name="T1">Line 1</text:span></text:p><text:p text:style-name="P2"><text:span text:style-name="T1">Line 2</text:span></text:p><text:p text:style-name="P2"><text:span text:style-name="T1">Line 3</text:span></text:p><text:p text:style-name="P2"><text:span text:style-name="T1">Line 4</text:span></text:p><text:p text:style-name="P2"><text:span text:style-name="T1">Line 5</text:span></text:p><text:p text:style-name="P2"><text:span text:style-name="T1">Line 6</text:span></text:p><text:p text:style-name="P2"><text:span text:style-name="T1">Line 7</text:span></text:p><text:p text:style-name="P2"><text:span text:style-name="T1">Line 8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0T09:35:17.727667942</meta:creation-date>
    <meta:print-date>2026-01-10T22:34:32.577548065</meta:print-date>
    <dc:date>2026-01-11T10:26:37.734152607</dc:date>
    <meta:editing-duration>PT5M3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